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C0000014B7102C69B.jpg" manifest:media-type="image/jpeg"/>
  <manifest:file-entry manifest:full-path="Pictures/1000020100000535000001AB92037766.png" manifest:media-type="image/png"/>
  <manifest:file-entry manifest:full-path="Pictures/10000000000003E8000001F408D614BA.jpg" manifest:media-type="image/jpeg"/>
  <manifest:file-entry manifest:full-path="Pictures/1000020100000695000001ABEE59FB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Open Sans1" svg:font-family="'Open Sans'" style:font-family-generic="swiss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Arial" fo:font-size="12pt" style:font-size-asian="12pt" style:font-size-complex="12pt"/>
    </style:style>
    <style:style style:name="P5" style:family="paragraph" style:parent-style-name="Standard">
      <style:paragraph-properties fo:margin-left="0.0984in" fo:margin-right="0in" fo:text-indent="0in" style:auto-text-indent="false"/>
    </style:style>
    <style:style style:name="P6" style:family="paragraph" style:parent-style-name="Header">
      <style:paragraph-properties fo:margin-left="0in" fo:margin-right="0.0472in" fo:text-indent="0in" style:auto-text-indent="false" fo:padding-left="0in" fo:padding-right="0in" fo:padding-top="0in" fo:padding-bottom="0.0138in" fo:border-left="none" fo:border-right="none" fo:border-top="none" fo:border-bottom="0.74pt solid #00000a"/>
      <style:text-properties fo:font-size="8pt" style:font-size-asian="8pt" style:font-size-complex="8pt"/>
    </style:style>
    <style:style style:name="P7" style:family="paragraph" style:parent-style-name="Gruber_20_Arial_20_8_20_fett">
      <style:paragraph-properties fo:margin-left="0in" fo:margin-right="0in" fo:text-indent="0in" style:auto-text-indent="false"/>
    </style:style>
    <style:style style:name="P8" style:family="paragraph" style:parent-style-name="Gruber_20_Arial_20_8_20_fett">
      <style:paragraph-properties fo:margin-left="0in" fo:margin-right="0in" fo:text-indent="0in" style:auto-text-indent="false"/>
      <style:text-properties fo:color="#00000a" fo:font-size="6pt" fo:font-weight="normal" style:font-size-asian="6pt" style:font-weight-asian="normal" style:font-name-complex="Open Sans2" style:font-size-complex="6pt"/>
    </style:style>
    <style:style style:name="P9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normal" style:font-size-asian="7pt" style:font-weight-asian="normal" style:font-name-complex="Open Sans2" style:font-size-complex="7pt"/>
    </style:style>
    <style:style style:name="P10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4008in"/>
        </style:tab-stops>
      </style:paragraph-properties>
      <style:text-properties fo:color="#00000a" fo:font-size="7pt" fo:font-weight="normal" style:font-size-asian="7pt" style:font-weight-asian="normal" style:font-name-complex="Open Sans2" style:font-size-complex="7pt"/>
    </style:style>
    <style:style style:name="P11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3937in"/>
        </style:tab-stops>
      </style:paragraph-properties>
      <style:text-properties fo:color="#00000a" fo:font-size="7pt" fo:font-weight="normal" style:font-size-asian="7pt" style:font-weight-asian="normal" style:font-name-complex="Open Sans2" style:font-size-complex="7pt"/>
    </style:style>
    <style:style style:name="P12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normal" officeooo:rsid="001d4d0b" officeooo:paragraph-rsid="001d4d0b" style:font-size-asian="7pt" style:font-weight-asian="normal" style:font-name-complex="Open Sans2" style:font-size-complex="7pt"/>
    </style:style>
    <style:style style:name="P13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4008in"/>
        </style:tab-stops>
      </style:paragraph-properties>
      <style:text-properties fo:color="#00000a" fo:font-size="2pt" fo:font-weight="normal" style:font-size-asian="2pt" style:font-weight-asian="normal" style:font-name-complex="Open Sans2" style:font-size-complex="2pt"/>
    </style:style>
    <style:style style:name="P14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5pt" fo:font-weight="normal" style:font-size-asian="5pt" style:font-weight-asian="normal" style:font-name-complex="Open Sans2" style:font-size-complex="5pt"/>
    </style:style>
    <style:style style:name="P15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weight="bold" style:font-weight-asian="bold" style:font-name-complex="Open Sans2"/>
    </style:style>
    <style:style style:name="P17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style:font-size-asian="6pt" style:font-name-complex="Open Sans2" style:font-size-complex="6pt"/>
    </style:style>
    <style:style style:name="P18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officeooo:rsid="001d4d0b" officeooo:paragraph-rsid="001d4d0b" style:font-size-asian="6pt" style:font-name-complex="Open Sans2" style:font-size-complex="6pt"/>
    </style:style>
    <style:style style:name="P19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officeooo:paragraph-rsid="001d4d0b" style:font-size-asian="6pt" style:font-name-complex="Open Sans2" style:font-size-complex="6pt"/>
    </style:style>
    <style:style style:name="P20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fo:language="en" fo:country="US" style:font-size-asian="6pt" style:font-name-complex="Open Sans2" style:font-size-complex="6pt"/>
    </style:style>
    <style:style style:name="P21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bold" officeooo:rsid="001d4d0b" officeooo:paragraph-rsid="001d4d0b" style:font-size-asian="7pt" style:font-weight-asian="bold" style:font-name-complex="Open Sans2" style:font-size-complex="7pt" style:font-weight-complex="bold"/>
    </style:style>
    <style:style style:name="P22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paragraph-rsid="001d4d0b" style:font-size-asian="6pt" style:font-size-complex="6pt"/>
    </style:style>
    <style:style style:name="P23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style:font-size-asian="6pt" style:font-name-complex="Open Sans2" style:font-size-complex="6pt"/>
    </style:style>
    <style:style style:name="P24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rsid="00240906" officeooo:paragraph-rsid="00240906" style:font-size-asian="6pt" style:font-name-complex="Open Sans2" style:font-size-complex="6pt"/>
    </style:style>
    <style:style style:name="P25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rsid="0033d23d" officeooo:paragraph-rsid="0026595f" style:font-size-asian="6pt" style:font-name-complex="Open Sans2" style:font-size-complex="6pt"/>
    </style:style>
    <style:style style:name="P26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fo:font-weight="bold" style:font-size-asian="6pt" style:font-weight-asian="bold" style:font-name-complex="Open Sans2" style:font-size-complex="6pt"/>
    </style:style>
    <style:style style:name="P27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fo:font-weight="bold" officeooo:rsid="00240906" officeooo:paragraph-rsid="00240906" style:font-size-asian="6pt" style:font-weight-asian="bold" style:font-name-complex="Open Sans2" style:font-size-complex="6pt"/>
    </style:style>
    <style:style style:name="P28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style:font-name="Open Sans1" fo:font-size="6pt" fo:letter-spacing="normal" fo:font-style="normal" fo:font-weight="normal" officeooo:paragraph-rsid="001d4d0b" style:font-size-asian="6pt" style:font-size-complex="6pt"/>
    </style:style>
    <style:style style:name="P29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 fo:padding="0in" fo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/>
      <style:text-properties style:use-window-font-color="true" style:font-name="Arial" fo:font-size="12pt" style:font-size-asian="12pt" style:font-size-complex="12pt"/>
    </style:style>
    <style:style style:name="P31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 fo:padding="0in" fo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Gruber_20_Arial_20_7">
      <style:paragraph-properties fo:margin-left="0in" fo:margin-right="0in" fo:text-indent="0in" style:auto-text-indent="false"/>
      <style:text-properties fo:color="#00000a" fo:font-size="6pt" style:font-size-asian="6pt" style:font-name-complex="Open Sans2" style:font-size-complex="6pt"/>
    </style:style>
    <style:style style:name="P35" style:family="paragraph" style:parent-style-name="Gruber_20_Arial_20_7">
      <style:paragraph-properties fo:margin-left="0in" fo:margin-right="0in" fo:text-align="end" style:justify-single-word="false" fo:text-indent="0in" style:auto-text-indent="false"/>
      <style:text-properties fo:color="#00000a" fo:font-size="6pt" style:font-size-asian="6pt" style:font-size-complex="6pt"/>
    </style:style>
    <style:style style:name="P36" style:family="paragraph" style:parent-style-name="Text_20_body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in" fo:margin-right="0in" style:line-height-at-least="0.1874in" fo:text-align="start" style:justify-single-word="false" fo:widows="1" fo:text-indent="0in" style:auto-text-indent="false"/>
      <style:text-properties officeooo:paragraph-rsid="002b3619"/>
    </style:style>
    <style:style style:name="P38" style:family="paragraph" style:parent-style-name="Text_20_body">
      <style:paragraph-properties fo:margin-left="0in" fo:margin-right="0in" style:line-height-at-least="0.1874in" fo:text-align="start" style:justify-single-word="false" fo:widows="1" fo:text-indent="0in" style:auto-text-indent="false"/>
      <style:text-properties style:use-window-font-color="true" style:font-name="Arial" fo:font-size="12pt" style:font-size-asian="12pt" style:font-size-complex="12pt"/>
    </style:style>
    <style:style style:name="P39" style:family="paragraph" style:parent-style-name="Text_20_body">
      <style:paragraph-properties fo:margin-left="0in" fo:margin-right="0in" style:line-height-at-least="0.1874in" fo:text-align="start" style:justify-single-word="false" fo:widows="1" fo:text-indent="0in" style:auto-text-indent="false"/>
      <style:text-properties style:use-window-font-color="true" style:font-name="Arial" fo:font-size="12pt" officeooo:paragraph-rsid="002b102b" style:font-size-asian="12pt" style:font-size-complex="12pt"/>
    </style:style>
    <style:style style:name="P40" style:family="paragraph" style:parent-style-name="Frame_20_contents">
      <style:paragraph-properties fo:margin-top="0in" fo:margin-bottom="0in" style:contextual-spacing="false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name-complex="Open Sans2" style:font-size-complex="12pt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style:font-size-asian="12pt" style:font-name-complex="Open Sans2" style:font-size-complex="12pt"/>
    </style:style>
    <style:style style:name="P43" style:family="paragraph" style:parent-style-name="Gruber_20_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2pt" style:font-size-asian="12pt" style:font-name-complex="Open Sans2" style:font-size-complex="12pt"/>
    </style:style>
    <style:style style:name="P44" style:family="paragraph" style:parent-style-name="Gruber_20_Arial_20_7">
      <style:paragraph-properties fo:margin-left="0in" fo:margin-right="-0.0953in" fo:text-indent="0in" style:auto-text-indent="false"/>
      <style:text-properties fo:color="#3c3a7e" fo:font-size="5pt" fo:font-weight="bold" style:font-size-asian="5pt" style:font-weight-asian="bold" style:font-name-complex="Open Sans2" style:font-size-complex="5pt"/>
    </style:style>
    <style:style style:name="P45" style:family="paragraph" style:parent-style-name="Gruber_20_Arial_20_7">
      <style:paragraph-properties fo:margin-left="0.1217in" fo:margin-right="0in" fo:text-indent="0in" style:auto-text-indent="false"/>
      <style:text-properties fo:color="#3c3a7e" fo:font-size="10.5pt" fo:font-weight="bold" style:font-size-asian="10.5pt" style:font-weight-asian="bold" style:font-name-complex="Open Sans2" style:font-size-complex="10.5pt"/>
    </style:style>
    <style:style style:name="P46" style:family="paragraph" style:parent-style-name="Footer">
      <style:paragraph-properties fo:text-align="end" style:justify-single-word="false">
        <style:tab-stops>
          <style:tab-stop style:position="6.3in" style:type="right"/>
        </style:tab-stops>
      </style:paragraph-properties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2pt" style:font-size-asian="12pt" style:font-size-complex="12pt"/>
    </style:style>
    <style:style style:name="P48" style:family="paragraph" style:parent-style-name="Text_20_body">
      <style:paragraph-properties fo:margin-left="0.2083in" fo:margin-right="0in" fo:margin-top="0in" fo:margin-bottom="0in" style:contextual-spacing="false" style:line-height-at-least="0.1874in" fo:text-align="start" style:justify-single-word="false" fo:widows="1" fo:text-indent="0in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 fo:padding="0in" fo:border="none"/>
    </style:style>
    <style:style style:name="P49" style:family="paragraph" style:parent-style-name="Text_20_body">
      <style:paragraph-properties fo:margin-left="0.2083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 fo:padding="0in" fo:border="none"/>
    </style:style>
    <style:style style:name="P50" style:family="paragraph" style:parent-style-name="Gruber_20_Standard">
      <style:paragraph-properties fo:margin-top="0in" fo:margin-bottom="0.0417in" style:contextual-spacing="false" fo:text-align="start" style:justify-single-word="false"/>
      <style:text-properties style:use-window-font-color="true" style:font-name="Arial" fo:font-size="12pt" style:font-size-asian="12pt" style:font-name-complex="Open Sans2" style:font-size-complex="12pt"/>
    </style:style>
    <style:style style:name="P51" style:family="paragraph" style:parent-style-name="Gruber_20_Standard" style:master-page-name="First_20_Page">
      <style:paragraph-properties fo:margin-top="0in" fo:margin-bottom="0in" style:contextual-spacing="false" fo:text-align="start" style:justify-single-word="false" style:page-number="auto"/>
      <style:text-properties style:use-window-font-color="true" style:font-name="Arial" fo:font-size="12pt" style:font-size-asian="12pt" style:font-name-complex="Open Sans2" style:font-size-complex="12pt"/>
    </style:style>
    <style:style style:name="P52" style:family="paragraph" style:parent-style-name="Text_20_body" style:list-style-name="L1">
      <style:paragraph-properties fo:margin-top="0in" fo:margin-bottom="0in" style:contextual-spacing="false" style:line-height-at-least="0.1874in" fo:text-align="start" style:justify-single-word="false" fo:widows="1"/>
      <style:text-properties fo:font-variant="normal" fo:text-transform="none" style:use-window-font-color="true" style:font-name="Arial" fo:font-size="12pt" fo:letter-spacing="normal" fo:font-style="normal" fo:font-weight="normal" officeooo:paragraph-rsid="002b102b" style:font-size-asian="12pt" style:font-size-complex="12pt" fo:padding="0in" fo:border="none"/>
    </style:style>
    <style:style style:name="P53" style:family="paragraph">
      <style:paragraph-properties fo:text-align="center"/>
    </style:style>
    <style:style style:name="T1" style:family="text">
      <style:text-properties fo:font-size="8pt" fo:language="en" fo:country="GB" style:font-size-asian="8pt" style:font-name-complex="Open Sans2" style:font-size-complex="8pt"/>
    </style:style>
    <style:style style:name="T2" style:family="text">
      <style:text-properties fo:color="#00000a" fo:font-size="6pt" fo:letter-spacing="-0.0028in" style:font-size-asian="6pt" style:font-name-complex="Open Sans2" style:font-size-complex="6pt"/>
    </style:style>
    <style:style style:name="T3" style:family="text">
      <style:text-properties fo:color="#00000a" fo:font-size="6pt" style:font-size-asian="6pt" style:font-name-complex="Open Sans2" style:font-size-complex="6pt"/>
    </style:style>
    <style:style style:name="T4" style:family="text">
      <style:text-properties officeooo:rsid="001d4d0b"/>
    </style:style>
    <style:style style:name="T5" style:family="text">
      <style:text-properties officeooo:rsid="002636b1"/>
    </style:style>
    <style:style style:name="T6" style:family="text">
      <style:text-properties officeooo:rsid="0024a16b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9b9b0"/>
    </style:style>
    <style:style style:name="T9" style:family="text">
      <style:text-properties fo:font-variant="normal" fo:text-transform="none" fo:letter-spacing="normal" fo:font-style="normal" fo:font-weight="normal" officeooo:rsid="002b102b"/>
    </style:style>
    <style:style style:name="T10" style:family="text">
      <style:text-properties fo:font-variant="normal" fo:text-transform="none" fo:letter-spacing="normal" fo:font-style="normal" fo:font-weight="normal" officeooo:rsid="0030ffa2"/>
    </style:style>
    <style:style style:name="T11" style:family="text">
      <style:text-properties fo:font-variant="normal" fo:text-transform="none" fo:letter-spacing="normal" fo:font-style="normal" fo:font-weight="bold" fo:padding="0in" fo:border="none"/>
    </style:style>
    <style:style style:name="T12" style:family="text">
      <style:text-properties fo:font-variant="normal" fo:text-transform="none" fo:letter-spacing="normal" fo:font-style="italic" fo:font-weight="normal" fo:padding="0in" fo:border="none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officeooo:rsid="002b102b" style:font-size-asian="12pt" style:font-size-complex="12pt"/>
    </style:style>
    <style:style style:name="T16" style:family="text">
      <style:text-properties fo:font-variant="normal" fo:text-transform="none" fo:color="#4c7ba6" style:text-line-through-style="none" style:text-line-through-type="none" style:font-name="inherit" fo:font-size="9pt" fo:letter-spacing="normal" fo:font-style="italic" style:text-underline-style="none" fo:font-weight="normal" style:text-blinking="false" fo:padding="0in" fo:border="none"/>
    </style:style>
    <style:style style:name="T17" style:family="text">
      <style:text-properties style:use-window-font-color="true" style:font-name="Arial" fo:font-size="12pt" style:font-size-asian="12pt" style:font-size-complex="12pt"/>
    </style:style>
    <style:style style:name="T18" style:family="text">
      <style:text-properties officeooo:rsid="002b3619"/>
    </style:style>
    <style:style style:name="T19" style:family="text">
      <style:text-properties officeooo:rsid="002cc273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ge-content" style:horizontal-pos="from-left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ragraph" style:horizontal-pos="from-left" style:horizontal-rel="paragraph" draw:fill="none" fo:padding="0.05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padding="0in" fo:border="none" style:mirror="none" fo:clip="rect(0in, 0in, 0in, 0.666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-0.0744in, 0in, -0.0744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  <style:style style:name="gr1" style:family="graphic">
      <style:graphic-properties draw:stroke="dash" draw:stroke-dash="Dashed_20__28_var_29__20_4" svg:stroke-width="0in" svg:stroke-color="#000000" svg:stroke-opacity="71%" draw:stroke-linejoin="round" draw:fill="solid" draw:fill-color="#ffffff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eading_20_1">Allgemeine Geschäftsbedingungen der Firma Incentergy GmbH <text:span text:style-name="T19">für das Formularportal https://antrag.incentergy.de</text:span></text:p>
      <text:p text:style-name="P41"/>
      <text:p text:style-name="P31">§1 Geltung gegenüber Unternehmern und Begriffsdefinitionen</text:p>
      <text:p text:style-name="P31"/>
      <text:p text:style-name="P38"><text:span text:style-name="T7">(1) Die nachfolgenden Allgemeinen Geschäftbedingungen gelten für alle Lieferungen zwischen uns und einem Verbraucher in ihrer zum Zeitpunkt der Bestellung gültigen Fassung.</text:span><text:line-break/><text:line-break/><text:span text:style-name="T7">Verbraucher ist jede natürliche Person, die ein Rechtsgeschäft zu Zwecken abschließt, die überwiegend weder ihrer gewerblichen noch ihrer selbständigen beruflichen Tätigkeit zugerechnet werden können (§ 13 BGB).</text:span></text:p>
      <text:p text:style-name="P36"/>
      <text:p text:style-name="P31">§2 Zustandekommen eines Vertrages, Speicherung des Vertragstextes</text:p>
      <text:p text:style-name="P31"/>
      <text:p text:style-name="P30"><text:span text:style-name="T7">(1) Die folgenden Regelungen über den Vertragsabschluss gelten für Bestellungen über unser </text:span><text:span text:style-name="T8">Formularportal</text:span><text:span text:style-name="T7"> http</text:span><text:span text:style-name="T9">s</text:span><text:span text:style-name="T7">://</text:span><text:span text:style-name="T8">antrag</text:span><text:span text:style-name="T7">.incentergy.de</text:span><text:line-break/><text:line-break/><text:span text:style-name="T11">(2) Im Falle des Vertragsschlusses kommt der Vertrag mit</text:span></text:p>
      <text:p text:style-name="P48"><text:line-break/>Incentergy GmbH<text:line-break/>Manuel Blechschmidt<text:line-break/>Schenkendorfstr. 3<text:line-break/>D-56068 Koblenz<text:line-break/>Registernummer HRB 24711<text:line-break/>Registergericht Koblenz</text:p>
      <text:p text:style-name="P30"/>
      <text:p text:style-name="P30"><text:span text:style-name="T11">zustande.<text:line-break/></text:span><text:line-break/><text:span text:style-name="T7">(3) Die Präsentation der </text:span><text:span text:style-name="T8">Formulare</text:span><text:span text:style-name="T7"> </text:span><text:span text:style-name="T8">auf</text:span><text:span text:style-name="T7"> unsere</text:span><text:span text:style-name="T8">r</text:span><text:span text:style-name="T7"> </text:span><text:span text:style-name="T8">Platform </text:span><text:span text:style-name="T7">stellen kein rechtlich bindendes Vertragsangebot unsererseits dar, sondern sind nur eine unverbindliche Aufforderungen an den Verbraucher, </text:span><text:span text:style-name="T8">unsere Dienstleistung</text:span><text:span text:style-name="T7"> </text:span><text:span text:style-name="T8">in Anspruch zu nehmen</text:span><text:span text:style-name="T7">. Mit de</text:span><text:span text:style-name="T8">m</text:span><text:span text:style-name="T7"> </text:span><text:span text:style-name="T8">Auftrag </text:span><text:span text:style-name="T7">de</text:span><text:span text:style-name="T8">s</text:span><text:span text:style-name="T7"> </text:span><text:span text:style-name="T10">V</text:span><text:span text:style-name="T8">ersandes des Formulars</text:span><text:span text:style-name="T7"> </text:span><text:span text:style-name="T10">schließt der </text:span><text:span text:style-name="T7">Verbraucher ein</text:span><text:span text:style-name="T10">en </text:span><text:span text:style-name="T8">Dienstvertrag</text:span><text:span text:style-name="T7"> ab.</text:span><text:line-break/><text:span text:style-name="T7">(4) Bei Eingang einer Bestellung in unsere</text:span><text:span text:style-name="T8">r</text:span><text:span text:style-name="T7"> </text:span><text:span text:style-name="T8">Platform</text:span><text:span text:style-name="T7"> gelten folgende Regelungen: Der Verbraucher gibt ein bindendes Vertragsangebot ab, indem er die in </text:span><text:span text:style-name="T9">auf unserem Formularportal</text:span><text:span text:style-name="T7"> vorgesehene Bestellprozedur erfolgreich durchläuft.</text:span><text:line-break/><text:soft-page-break/><text:line-break/><text:span text:style-name="T7">Die Bestellung erfolgt in folgenden Schritten:</text:span></text:p>
      <text:list xml:id="list7081918556258205524" text:style-name="L1">
        <text:list-item>
          <text:p text:style-name="P52">Ausfüllen des ausgewählten Formulars</text:p>
        </text:list-item>
        <text:list-item>
          <text:p text:style-name="P52">Klicken auf "Jetzt für X,XX € als Brief versenden"</text:p>
        </text:list-item>
        <text:list-item>
          <text:p text:style-name="P52">Überprüfen und gegebenenfalls Korrektur des Empfängers</text:p>
        </text:list-item>
        <text:list-item>
          <text:p text:style-name="P52">Zahlungsart wählen und Zahlungsdaten eintragen</text:p>
        </text:list-item>
        <text:list-item>
          <text:p text:style-name="P52">Klicken auf "Jetzt kostenpflichtig für 2,99 € versenden" um zu Bezahlen und den Versand durchzuführen</text:p>
        </text:list-item>
      </text:list>
      <text:p text:style-name="P39"><text:span text:style-name="T7">Der Verbraucher kann durch Schließen des Internetbrowsers den Bestellvorgang abbrechen. Wir bestätigen den Eingang der Bestellung unmittelbar durch eine automatisch generierte E-Mail („</text:span><text:span text:style-name="T9">Versand</text:span><text:span text:style-name="T7">bestätigung“) </text:span><text:span text:style-name="T9">inklusive einer Kopie des von uns versandten Formulars</text:span><text:span text:style-name="T7">. Mit dieser nehmen wir Ihr Angebot an.</text:span></text:p>
      <text:p text:style-name="P39"><text:span text:style-name="T9">Eine ordentliche Rechnung können Sie separat beim Kundendienst anfordern.</text:span><text:line-break/><text:line-break/><text:span text:style-name="T7">(5) Speicherung des Vertragstextes bei Bestellungen über unser Formularportal: Wir senden Ihnen die Bestelldaten per E-Mail zu. Die AGB können Sie jederzeit unter https://antrag.incentergy.de/AGB.pdf einsehen. Ihre Bestelldaten sind aus Sicherheitsgründen nicht mehr über das Internet zugänglich.</text:span></text:p>
      <text:p text:style-name="P31"/>
      <text:p text:style-name="P31">§3 Preise, Versandkosten, Zahlung, Fälligkeit</text:p>
      <text:p text:style-name="P31"/>
      <text:p text:style-name="P38"><text:span text:style-name="T7">(1) Die angegebenen Preise enthalten die gesetzliche Umsatzsteuer und sonstige Preisbestandteile.</text:span><text:line-break/><text:line-break/><text:span text:style-name="T7">(2) Der Verbraucher hat die Möglichkeit der Zahlung per PayPal, Kreditkarte (Visa, Mastercard, American Express ) .</text:span><text:line-break/></text:p>
      <text:p text:style-name="P31">§4 Lieferung</text:p>
      <text:p text:style-name="P31"/>
      <text:p text:style-name="P37"><text:span text:style-name="T14">(1) Sofern wir dies in der Produktbeschreibung nicht deutlich anders angegeben haben, sind alle von uns angebotenen </text:span><text:span text:style-name="T15">Formulare</text:span><text:span text:style-name="T14"> sofort versandfertig. De</text:span><text:span text:style-name="T15">r</text:span><text:span text:style-name="T14"> </text:span><text:span text:style-name="T15">Versand an den Empfänger</text:span><text:span text:style-name="T14"> erfolgt hier spätesten innerhalb von </text:span><text:span text:style-name="T15">24 Stunden über unseren Dienstleister </text:span><text:span text:style-name="T13">PixelLetter e.K.</text:span><text:span text:style-name="T17"><text:line-break/></text:span></text:p>
      <text:p text:style-name="P31">§<text:span text:style-name="T18">5</text:span> Gewährleistung</text:p>
      <text:p text:style-name="P31"/>
      <text:p text:style-name="P36">Es gelten die gesetzlichen Gewährleistungsregelungen.</text:p>
      <text:p text:style-name="P36"/>
      <text:p text:style-name="P31">§<text:span text:style-name="T18">6</text:span> Vertragssprache</text:p>
      <text:p text:style-name="P31"/>
      <text:p text:style-name="P38"><text:span text:style-name="T7">Als Vertragssprache steht ausschließlich Deutsch zur Verfügung.</text:span><text:line-break/></text:p>
      <text:p text:style-name="P31">§<text:span text:style-name="T18">7</text:span> Kundendienst</text:p>
      <text:p text:style-name="P31"/>
      <text:p text:style-name="P29"><text:soft-page-break/>Unser Kundendienst für Fragen, Reklamationen und Beanstandungen steht Ihnen werktags von 9:00 Uhr bis 17:30 Uhr unter</text:p>
      <text:p text:style-name="P29"/>
      <text:p text:style-name="P49">Telefon: +491736322621<text:line-break/>Telefax: +491736322621<text:line-break/>E-Mail: <text:a xlink:type="simple" xlink:href="mailto:info@incentergy.de">info@incentergy.de</text:a></text:p>
      <text:p text:style-name="P32"/>
      <text:p text:style-name="P30"><text:span text:style-name="T11">zur Verfügung.</text:span><text:line-break/><text:line-break/></text:p>
      <text:p text:style-name="P33">Stand der AGB Jan. 2016</text:p>
      <text:p text:style-name="P33"/>
      <text:p text:style-name="P42"><draw:line text:anchor-type="paragraph" draw:z-index="0" draw:name="Gerade Verbindung 5" draw:style-name="gr1" draw:text-style-name="P53" svg:x1="0.0909in" svg:y1="4.1339in" svg:x2="0.2874in" svg:y2="4.1339in"><text:p/></draw:line><draw:line text:anchor-type="paragraph" draw:z-index="1" draw:name="Gerade Verbindung 3" draw:style-name="gr1" draw:text-style-name="P53" svg:x1="0.0909in" svg:y1="7.9161in" svg:x2="0.2874in" svg:y2="7.9161in"><text:p/></draw:line><text:a xlink:type="simple" xlink:href="http://www.agb.de/">Gratis AGB</text:a><text:span text:style-name="T16"> </text:span><text:span text:style-name="T12">erstellt von agb.de</text:span></text:p>
      <text:p text:style-name="P43"/>
      <text:p text:style-name="P50"/>
      <text:p text:style-name="P50"/>
      <text:p text:style-name="P50"/>
      <text:p text:style-name="P4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Open Sans1" svg:font-family="'Open Sans'" style:font-family-generic="swiss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text-align="justify" style:justify-single-word="false" fo:orphans="2" fo:widows="2" style:writing-mode="lr-tb"/>
      <style:text-properties style:font-name="Open Sans" fo:font-family="'Open Sans'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uber_20_Standard" style:display-name="Gruber Standard" style:family="paragraph" style:parent-style-name="Standard" style:default-outline-level=""/>
    <style:style style:name="Gruber_20_Standard_20_Betreff" style:display-name="Gruber Standard Betreff" style:family="paragraph" style:parent-style-name="Standard" style:default-outline-level="">
      <style:text-properties fo:letter-spacing="-0.0043in" fo:font-weight="bold" style:font-weight-asian="bold"/>
    </style:style>
    <style:style style:name="List_20_Bullet" style:display-name="List Bullet" style:family="paragraph" style:parent-style-name="Standard" style:auto-update="true" style:default-outline-level="">
      <style:text-properties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Gruber_20_Arial_20_3" style:display-name="Gruber Arial 3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3pt" fo:letter-spacing="0.0071in" style:font-size-asian="3pt" style:font-size-complex="4pt" style:font-weight-complex="bold"/>
    </style:style>
    <style:style style:name="Gruber_20_Arial_20_7" style:display-name="Gruber Arial 7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7pt" style:font-size-asian="7pt" style:font-size-complex="7pt"/>
    </style:style>
    <style:style style:name="Gruber_20_Arial_20_10" style:display-name="Gruber Arial 10" style:family="paragraph" style:parent-style-name="Standard" style:default-outline-level="">
      <style:paragraph-properties fo:margin-left="-0.0193in" fo:margin-right="0in" fo:text-indent="0in" style:auto-text-indent="false"/>
      <style:text-properties fo:color="#7f7f7f" style:font-size-complex="10pt"/>
    </style:style>
    <style:style style:name="Gruber_20_Arial_20_8_20_fett" style:display-name="Gruber Arial 8 fett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8pt" fo:font-weight="bold" style:font-size-asian="8pt" style:font-weight-asian="bold" style:font-size-complex="8pt" style:font-weight-complex="bold"/>
    </style:style>
    <style:style style:name="Gruber_20_Arial_20_6" style:display-name="Gruber Arial 6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6.5pt" style:font-size-asian="6.5pt" style:font-size-complex="6.5pt"/>
    </style:style>
    <style:style style:name="Gruber_20_Arial_20_fett_20_7" style:display-name="Gruber Arial fett 7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7pt" fo:font-weight="bold" style:font-size-asian="7pt" style:font-weight-asian="bold" style:font-size-complex="7pt" style:font-weight-complex="bold"/>
    </style:style>
    <style:style style:name="Gruber_20_6_20_Arial" style:display-name="Gruber 6 Arial" style:family="paragraph" style:parent-style-name="Standard" style:default-outline-level="">
      <style:paragraph-properties fo:margin-left="-0.0193in" fo:margin-right="0in" fo:text-indent="0in" style:auto-text-indent="false"/>
      <style:text-properties fo:color="#7f7f7f" fo:font-size="6pt" style:font-size-asian="6pt" style:font-size-complex="6pt"/>
    </style:style>
    <style:style style:name="Gruber_20_Arial_20_fett_20_6" style:display-name="Gruber Arial fett 6" style:family="paragraph" style:parent-style-name="Standard" style:default-outline-level="">
      <style:paragraph-properties fo:margin-left="-0.0193in" fo:margin-right="0in" fo:text-indent="0in" style:auto-text-indent="false">
        <style:tab-stops>
          <style:tab-stop style:position="0.4071in"/>
        </style:tab-stops>
      </style:paragraph-properties>
      <style:text-properties fo:color="#7f7f7f" fo:font-size="6pt" fo:font-weight="bold" style:font-size-asian="6pt" style:font-weight-asian="bold" style:font-size-complex="6pt"/>
    </style:style>
    <style:style style:name="Gruber_20_Fußzeile_20_6_20_fett" style:display-name="Gruber Fußzeile 6 fett" style:family="paragraph" style:parent-style-name="Standard" style:default-outline-level="">
      <style:text-properties fo:color="#7f7f7f" fo:font-size="6pt" fo:font-weight="bold" style:font-size-asian="6pt" style:font-weight-asian="bold" style:font-size-complex="6pt"/>
    </style:style>
    <style:style style:name="Gruber_20_Zeile" style:display-name="Gruber Zeile" style:family="paragraph" style:parent-style-name="Standard" style:default-outline-level=""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Text_20_body" style:default-outline-level="" style:class="extra">
      <style:paragraph-properties fo:line-height="115%" fo:text-align="start" style:justify-single-word="false" fo:orphans="0" fo:widows="0" text:number-lines="false" text:line-number="0"/>
      <style:text-properties style:font-name="Albany" fo:font-family="Albany" style:font-family-generic="roman" style:font-pitch="variable" fo:letter-spacing="0.0016in" style:letter-kerning="true" style:font-name-asian="Andale Sans UI" style:font-family-asian="'Andale Sans UI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ußzeile_20_Zchn" style:display-name="Fußzeile Zchn" style:family="text"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körper_20_Zchn" style:display-name="Textkörper Zchn" style:family="text" style:parent-style-name="Default_20_Paragraph_20_Font">
      <style:text-properties style:font-name="Open Sans" fo:font-family="'Open Sans'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9pt" style:font-size-asian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75in" fo:text-indent="-0.0783in" fo:margin-left="0.8283in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492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0917in" fo:margin-left="-0.075in" fo:margin-top="0in" fo:margin-bottom="0in" table:align="left" style:writing-mode="lr-tb"/>
    </style:style>
    <style:style style:name="Table4.A" style:family="table-column">
      <style:table-column-properties style:column-width="5.1931in"/>
    </style:style>
    <style:style style:name="Table4.B" style:family="table-column">
      <style:table-column-properties style:column-width="1.898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7.0917in" fo:margin-left="-0.075in" fo:margin-top="0in" fo:margin-bottom="0in" table:align="left" style:writing-mode="lr-tb"/>
    </style:style>
    <style:style style:name="Table8.A" style:family="table-column">
      <style:table-column-properties style:column-width="5.1931in"/>
    </style:style>
    <style:style style:name="Table8.B" style:family="table-column">
      <style:table-column-properties style:column-width="1.898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/>
    </style:style>
    <style:style style:name="Table8.B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1.9451in" fo:margin-left="-0.0035in" fo:margin-top="0in" fo:margin-bottom="0in" table:align="left" style:writing-mode="lr-tb"/>
    </style:style>
    <style:style style:name="Table5.A" style:family="table-column">
      <style:table-column-properties style:column-width="1.94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none"/>
    </style:style>
    <style:style style:name="Table5.2" style:family="table-row">
      <style:table-row-properties style:min-row-height="0.7875in" fo:keep-together="auto"/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Table5.12" style:family="table-row">
      <style:table-row-properties style:min-row-height="0.5771in" fo:keep-together="auto"/>
    </style:style>
    <style:style style:name="Table5.13" style:family="table-row">
      <style:table-row-properties style:min-row-height="0.0965in" fo:keep-together="auto"/>
    </style:style>
    <style:style style:name="Table9" style:family="table">
      <style:table-properties style:width="1.9451in" fo:margin-left="-0.0035in" fo:margin-top="0in" fo:margin-bottom="0in" table:align="left" style:writing-mode="lr-tb"/>
    </style:style>
    <style:style style:name="Table9.A" style:family="table-column">
      <style:table-column-properties style:column-width="1.945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none"/>
    </style:style>
    <style:style style:name="Table9.2" style:family="table-row">
      <style:table-row-properties style:min-row-height="0.7875in" fo:keep-together="auto"/>
    </style:style>
    <style:style style:name="Table9.A2" style:family="table-cell">
      <style:table-cell-properties fo:padding-left="0.075in" fo:padding-right="0.075in" fo:padding-top="0in" fo:padding-bottom="0in" fo:border="none"/>
    </style:style>
    <style:style style:name="Table9.12" style:family="table-row">
      <style:table-row-properties style:min-row-height="0.5771in" fo:keep-together="auto"/>
    </style:style>
    <style:style style:name="Table9.13" style:family="table-row">
      <style:table-row-properties style:min-row-height="0.0965in" fo:keep-together="auto"/>
    </style:style>
    <style:style style:name="Table6" style:family="table">
      <style:table-properties style:width="2.4611in" fo:margin-left="4.5285in" fo:margin-top="0in" fo:margin-bottom="0in" table:align="left" style:writing-mode="lr-tb"/>
    </style:style>
    <style:style style:name="Table6.A" style:family="table-column">
      <style:table-column-properties style:column-width="2.4611in"/>
    </style:style>
    <style:style style:name="Table6.1" style:family="table-row">
      <style:table-row-properties style:min-row-height="0.5118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/>
    </style:style>
    <style:style style:name="Table10" style:family="table">
      <style:table-properties style:width="2.4611in" fo:margin-left="4.5285in" fo:margin-top="0in" fo:margin-bottom="0in" table:align="left" style:writing-mode="lr-tb"/>
    </style:style>
    <style:style style:name="Table10.A" style:family="table-column">
      <style:table-column-properties style:column-width="2.4611in"/>
    </style:style>
    <style:style style:name="Table10.1" style:family="table-row">
      <style:table-row-properties style:min-row-height="0.5118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.0984in" fo:margin-right="0in" fo:text-indent="0in" style:auto-text-indent="false"/>
    </style:style>
    <style:style style:name="MP3" style:family="paragraph" style:parent-style-name="Header">
      <style:paragraph-properties fo:margin-left="0in" fo:margin-right="0.0472in" fo:text-indent="0in" style:auto-text-indent="false" fo:padding-left="0in" fo:padding-right="0in" fo:padding-top="0in" fo:padding-bottom="0.0138in" fo:border-left="none" fo:border-right="none" fo:border-top="none" fo:border-bottom="0.74pt solid #00000a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Gruber_20_Arial_20_8_20_fett">
      <style:paragraph-properties fo:margin-left="0in" fo:margin-right="0in" fo:text-indent="0in" style:auto-text-indent="false"/>
    </style:style>
    <style:style style:name="MP7" style:family="paragraph" style:parent-style-name="Gruber_20_Arial_20_8_20_fett">
      <style:paragraph-properties fo:margin-left="0in" fo:margin-right="0in" fo:text-indent="0in" style:auto-text-indent="false"/>
      <style:text-properties fo:color="#00000a" fo:font-size="6pt" fo:font-weight="normal" style:font-size-asian="6pt" style:font-weight-asian="normal" style:font-name-complex="Open Sans2" style:font-size-complex="6pt"/>
    </style:style>
    <style:style style:name="MP8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normal" style:font-size-asian="7pt" style:font-weight-asian="normal" style:font-name-complex="Open Sans2" style:font-size-complex="7pt"/>
    </style:style>
    <style:style style:name="MP9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4008in"/>
        </style:tab-stops>
      </style:paragraph-properties>
      <style:text-properties fo:color="#00000a" fo:font-size="2pt" fo:font-weight="normal" style:font-size-asian="2pt" style:font-weight-asian="normal" style:font-name-complex="Open Sans2" style:font-size-complex="2pt"/>
    </style:style>
    <style:style style:name="MP10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4008in"/>
        </style:tab-stops>
      </style:paragraph-properties>
      <style:text-properties fo:color="#00000a" fo:font-size="7pt" fo:font-weight="normal" style:font-size-asian="7pt" style:font-weight-asian="normal" style:font-name-complex="Open Sans2" style:font-size-complex="7pt"/>
    </style:style>
    <style:style style:name="MP11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>
        <style:tab-stops>
          <style:tab-stop style:position="0.3937in"/>
        </style:tab-stops>
      </style:paragraph-properties>
      <style:text-properties fo:color="#00000a" fo:font-size="7pt" fo:font-weight="normal" style:font-size-asian="7pt" style:font-weight-asian="normal" style:font-name-complex="Open Sans2" style:font-size-complex="7pt"/>
    </style:style>
    <style:style style:name="MP12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5pt" fo:font-weight="normal" style:font-size-asian="5pt" style:font-weight-asian="normal" style:font-name-complex="Open Sans2" style:font-size-complex="5pt"/>
    </style:style>
    <style:style style:name="MP13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weight="bold" style:font-weight-asian="bold" style:font-name-complex="Open Sans2"/>
    </style:style>
    <style:style style:name="MP14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style:font-size-asian="6pt" style:font-name-complex="Open Sans2" style:font-size-complex="6pt"/>
    </style:style>
    <style:style style:name="MP15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</style:style>
    <style:style style:name="MP16" style:family="paragraph" style:parent-style-name="Frame_20_contents">
      <style:paragraph-properties fo:margin-top="0in" fo:margin-bottom="0in" style:contextual-spacing="false"/>
    </style:style>
    <style:style style:name="MP17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fo:language="en" fo:country="US" style:font-size-asian="6pt" style:font-name-complex="Open Sans2" style:font-size-complex="6pt"/>
    </style:style>
    <style:style style:name="MP18" style:family="paragraph" style:parent-style-name="Gruber_20_Arial_20_7">
      <style:paragraph-properties fo:margin-left="0in" fo:margin-right="0in" fo:text-indent="0in" style:auto-text-indent="false"/>
      <style:text-properties fo:color="#00000a" fo:font-size="6pt" style:font-size-asian="6pt" style:font-name-complex="Open Sans2" style:font-size-complex="6pt"/>
    </style:style>
    <style:style style:name="MP19" style:family="paragraph" style:parent-style-name="Gruber_20_Arial_20_7">
      <style:paragraph-properties fo:margin-left="0in" fo:margin-right="0in" fo:text-align="end" style:justify-single-word="false" fo:text-indent="0in" style:auto-text-indent="false"/>
      <style:text-properties fo:color="#00000a" fo:font-size="6pt" style:font-size-asian="6pt" style:font-size-complex="6pt"/>
    </style:style>
    <style:style style:name="MP20" style:family="paragraph" style:parent-style-name="Gruber_20_Arial_20_8_20_fett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normal" officeooo:rsid="001d4d0b" officeooo:paragraph-rsid="001d4d0b" style:font-size-asian="7pt" style:font-weight-asian="normal" style:font-name-complex="Open Sans2" style:font-size-complex="7pt"/>
    </style:style>
    <style:style style:name="MP21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officeooo:rsid="001d4d0b" officeooo:paragraph-rsid="001d4d0b" style:font-size-asian="6pt" style:font-name-complex="Open Sans2" style:font-size-complex="6pt"/>
    </style:style>
    <style:style style:name="MP22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7pt" fo:font-weight="bold" officeooo:rsid="001d4d0b" officeooo:paragraph-rsid="001d4d0b" style:font-size-asian="7pt" style:font-weight-asian="bold" style:font-name-complex="Open Sans2" style:font-size-complex="7pt" style:font-weight-complex="bold"/>
    </style:style>
    <style:style style:name="MP23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color="#00000a" fo:font-size="6pt" officeooo:paragraph-rsid="001d4d0b" style:font-size-asian="6pt" style:font-name-complex="Open Sans2" style:font-size-complex="6pt"/>
    </style:style>
    <style:style style:name="MP24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paragraph-rsid="001d4d0b" style:font-size-asian="6pt" style:font-size-complex="6pt"/>
    </style:style>
    <style:style style:name="MP25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style:font-name="Open Sans1" fo:font-size="6pt" fo:letter-spacing="normal" fo:font-style="normal" fo:font-weight="normal" officeooo:paragraph-rsid="001d4d0b" style:font-size-asian="6pt" style:font-size-complex="6pt"/>
    </style:style>
    <style:style style:name="MP26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style:font-size-asian="6pt" style:font-name-complex="Open Sans2" style:font-size-complex="6pt"/>
    </style:style>
    <style:style style:name="MP27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fo:font-weight="bold" officeooo:rsid="00240906" officeooo:paragraph-rsid="00240906" style:font-size-asian="6pt" style:font-weight-asian="bold" style:font-name-complex="Open Sans2" style:font-size-complex="6pt"/>
    </style:style>
    <style:style style:name="MP28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rsid="00240906" officeooo:paragraph-rsid="00240906" style:font-size-asian="6pt" style:font-name-complex="Open Sans2" style:font-size-complex="6pt"/>
    </style:style>
    <style:style style:name="MP29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officeooo:rsid="0033d23d" officeooo:paragraph-rsid="0026595f" style:font-size-asian="6pt" style:font-name-complex="Open Sans2" style:font-size-complex="6pt"/>
    </style:style>
    <style:style style:name="MP30" style:family="paragraph" style:parent-style-name="Gruber_20_Arial_20_7">
      <style:paragraph-properties fo:margin-left="0in" fo:margin-right="0in" fo:margin-top="0in" fo:margin-bottom="0in" style:contextual-spacing="false" fo:text-indent="0in" style:auto-text-indent="false"/>
      <style:text-properties style:use-window-font-color="true" fo:font-size="6pt" fo:font-weight="bold" style:font-size-asian="6pt" style:font-weight-asian="bold" style:font-name-complex="Open Sans2" style:font-size-complex="6pt"/>
    </style:style>
    <style:style style:name="MP31" style:family="paragraph" style:parent-style-name="Gruber_20_Arial_20_7">
      <style:paragraph-properties fo:margin-left="0in" fo:margin-right="-0.0953in" fo:text-indent="0in" style:auto-text-indent="false"/>
      <style:text-properties fo:color="#3c3a7e" fo:font-size="5pt" fo:font-weight="bold" style:font-size-asian="5pt" style:font-weight-asian="bold" style:font-name-complex="Open Sans2" style:font-size-complex="5pt"/>
    </style:style>
    <style:style style:name="MP32" style:family="paragraph" style:parent-style-name="Gruber_20_Arial_20_7">
      <style:paragraph-properties fo:margin-left="0.1217in" fo:margin-right="0in" fo:text-indent="0in" style:auto-text-indent="false"/>
      <style:text-properties fo:color="#3c3a7e" fo:font-size="10.5pt" fo:font-weight="bold" style:font-size-asian="10.5pt" style:font-weight-asian="bold" style:font-name-complex="Open Sans2" style:font-size-complex="10.5pt"/>
    </style:style>
    <style:style style:name="MP33" style:family="paragraph" style:parent-style-name="Footer">
      <style:paragraph-properties fo:text-align="end" style:justify-single-word="false">
        <style:tab-stops>
          <style:tab-stop style:position="6.3in" style:type="right"/>
        </style:tab-stops>
      </style:paragraph-properties>
    </style:style>
    <style:style style:name="MT1" style:family="text">
      <style:text-properties fo:font-size="8pt" fo:language="en" fo:country="GB" style:font-size-asian="8pt" style:font-name-complex="Open Sans2" style:font-size-complex="8pt"/>
    </style:style>
    <style:style style:name="MT2" style:family="text">
      <style:text-properties fo:color="#00000a" fo:font-size="6pt" fo:letter-spacing="-0.0028in" style:font-size-asian="6pt" style:font-name-complex="Open Sans2" style:font-size-complex="6pt"/>
    </style:style>
    <style:style style:name="MT3" style:family="text">
      <style:text-properties fo:color="#00000a" fo:font-size="6pt" style:font-size-asian="6pt" style:font-name-complex="Open Sans2" style:font-size-complex="6pt"/>
    </style:style>
    <style:style style:name="MT4" style:family="text">
      <style:text-properties officeooo:rsid="001d4d0b"/>
    </style:style>
    <style:style style:name="MT5" style:family="text">
      <style:text-properties officeooo:rsid="002636b1"/>
    </style:style>
    <style:style style:name="MT6" style:family="text"/>
    <style:style style:name="MT7" style:family="text">
      <style:text-properties officeooo:rsid="0024a16b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ge-content" style:horizontal-pos="from-left" style:horizontal-rel="paragraph" draw:fill="none" fo:padding-left="0.1in" fo:padding-right="0.1in" fo:padding-top="0.05in" fo:padding-bottom="0.05in" fo:border="0.06pt solid #000000"/>
    </style:style>
    <style:style style:name="Mfr3" style:family="graphic" style:parent-style-name="Graphics">
      <style:graphic-properties fo:margin-left="0in" fo:margin-right="0in" fo:margin-top="0in" fo:margin-bottom="0in" fo:padding="0in" fo:border="none" style:mirror="none" fo:clip="rect(0in, 0in, 0in, 0.6661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ragraph" style:horizontal-pos="from-left" style:horizontal-rel="paragraph" draw:fill="none" fo:padding="0.05in" fo:border="none"/>
    </style:style>
    <style:style style:name="Mfr6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-0.0744in, 0in, -0.0744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1965in" fo:margin-bottom="0.1965in" fo:margin-left="0.9846in" fo:margin-right="0.3937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7882in" fo:margin-left="0in" fo:margin-right="0in" fo:margin-top="0.7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1965in" fo:margin-bottom="0.1965in" fo:margin-left="0.9846in" fo:margin-right="0.3937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text:span text:style-name="MT1">Seite </text:span><text:span text:style-name="MT1"><text:page-number text:select-page="current">3</text:page-number></text:span></text:p>
            </table:table-cell>
            <table:table-cell table:style-name="Table4.B1" office:value-type="string">
              <text:p text:style-name="MP2"><draw:frame draw:style-name="Mfr1" draw:name="Image4" text:anchor-type="paragraph" svg:width="1.65in" svg:height="0.4181in" draw:z-index="6"><draw:image xlink:href="Pictures/1000020100000695000001ABEE59FB27.png" xlink:type="simple" xlink:show="embed" xlink:actuate="onLoad"/></draw:frame></text:p>
            </table:table-cell>
          </table:table-row>
        </table:table>
        <text:p text:style-name="MP3"/>
        <text:p text:style-name="MP3"/>
        <text:p text:style-name="MP4"/>
        <text:p text:style-name="Standard"/>
        <text:p text:style-name="Standard"/>
      </style:header>
      <style:header-first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"><text:span text:style-name="MT1">Seite </text:span><text:span text:style-name="MT1"><text:page-number text:select-page="current">2</text:page-number></text:span></text:p>
            </table:table-cell>
            <table:table-cell table:style-name="Table8.B1" office:value-type="string">
              <text:p text:style-name="MP2"><draw:frame draw:style-name="Mfr1" draw:name="Image1" text:anchor-type="paragraph" svg:width="1.65in" svg:height="0.4181in" draw:z-index="5"><draw:image xlink:href="Pictures/1000020100000695000001ABEE59FB27.png" xlink:type="simple" xlink:show="embed" xlink:actuate="onLoad"/></draw:frame></text:p>
            </table:table-cell>
          </table:table-row>
        </table:table>
        <text:p text:style-name="MP3"/>
        <text:p text:style-name="MP3"/>
        <text:p text:style-name="MP4"/>
        <text:p text:style-name="Standard"/>
        <text:p text:style-name="Standard"/>
      </style:header-first>
      <style:footer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MP5"><draw:frame draw:style-name="Mfr2" draw:name="1" text:anchor-type="char" svg:x="5.1189in" svg:y="-0.3016in" svg:width="2.0472in" svg:height="11.0075in" draw:z-index="0"><draw:text-box><table:table table:name="Table5" table:style-name="Table5"><table:table-column table:style-name="Table5.A"/><table:table-row table:style-name="Table5.1"><table:table-cell table:style-name="Table5.A1" office:value-type="string"><text:p text:style-name="MP6"><draw:frame draw:style-name="Mfr3" draw:name="Grafik 4" text:anchor-type="as-char" svg:width="1.6772in" svg:height="0.8937in" draw:z-index="0"><draw:image xlink:href="Pictures/10000000000003E8000001F408D614BA.jpg" xlink:type="simple" xlink:show="embed" xlink:actuate="onLoad"/></draw:frame></text:p></table:table-cell></table:table-row><table:table-row table:style-name="Table5.2"><table:table-cell table:style-name="Table5.A2" office:value-type="string"><text:p text:style-name="MP7"/></table:table-cell></table:table-row><table:table-row table:style-name="Table5.1"><table:table-cell table:style-name="Table5.A2" office:value-type="string"><text:p text:style-name="MP8">PC-Agrar Informations- und</text:p></table:table-cell></table:table-row><table:table-row table:style-name="Table5.1"><table:table-cell table:style-name="Table5.A2" office:value-type="string"><text:p text:style-name="MP8">Beratungsdienst GmbH</text:p></table:table-cell></table:table-row><table:table-row table:style-name="Table5.1"><table:table-cell table:style-name="Table5.A2" office:value-type="string"><text:p text:style-name="MP8">Rennbahnstraße 7</text:p></table:table-cell></table:table-row><table:table-row table:style-name="Table5.1"><table:table-cell table:style-name="Table5.A2" office:value-type="string"><text:p text:style-name="MP8">84347 Pfarrkirchen</text:p></table:table-cell></table:table-row><table:table-row table:style-name="Table5.1"><table:table-cell table:style-name="Table5.A2" office:value-type="string"><text:p text:style-name="MP9"/></table:table-cell></table:table-row><table:table-row table:style-name="Table5.1"><table:table-cell table:style-name="Table5.A2" office:value-type="string"><text:p text:style-name="MP10">Telefon<text:tab/>08561 2622</text:p></table:table-cell></table:table-row><table:table-row table:style-name="Table5.1"><table:table-cell table:style-name="Table5.A2" office:value-type="string"><text:p text:style-name="MP10">Telefax<text:tab/>08561 5484</text:p></table:table-cell></table:table-row><table:table-row table:style-name="Table5.1"><table:table-cell table:style-name="Table5.A2" office:value-type="string"><text:p text:style-name="MP11"><text:tab/>info@pc-agrar.de</text:p></table:table-cell></table:table-row><table:table-row table:style-name="Table5.1"><table:table-cell table:style-name="Table5.A2" office:value-type="string"><text:p text:style-name="MP11"><text:tab/>www.pc-agrar.de</text:p></table:table-cell></table:table-row><table:table-row table:style-name="Table5.12"><table:table-cell table:style-name="Table5.A2" office:value-type="string"><text:p text:style-name="MP12"/><text:p text:style-name="MP12"/><text:p text:style-name="MP12"/><text:p text:style-name="MP12"/></table:table-cell></table:table-row><table:table-row table:style-name="Table5.13"><table:table-cell table:style-name="Table5.A2" office:value-type="string"><text:p text:style-name="MP13">Geschäftsführer</text:p></table:table-cell></table:table-row><table:table-row table:style-name="Table5.1"><table:table-cell table:style-name="Table5.A2" office:value-type="string"><text:p text:style-name="MP14">Dr. Wolfgang Angermair</text:p></table:table-cell></table:table-row><table:table-row table:style-name="Table5.1"><table:table-cell table:style-name="Table5.A2" office:value-type="string"><text:p text:style-name="MP14">Dr. Josef Bosch</text:p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3">Sitz der Gesellschaft</text:p></table:table-cell></table:table-row><table:table-row table:style-name="Table5.1"><table:table-cell table:style-name="Table5.A2" office:value-type="string"><text:p text:style-name="MP14">84347 Pfarrkirchen</text:p></table:table-cell></table:table-row><table:table-row table:style-name="Table5.1"><table:table-cell table:style-name="Table5.A2" office:value-type="string"><text:p text:style-name="MP14">Amtsgericht Landshut HRB 2513</text:p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3">Bankverbindungen</text:p></table:table-cell></table:table-row><table:table-row table:style-name="Table5.1"><table:table-cell table:style-name="Table5.A2" office:value-type="string"><text:p text:style-name="MP14">Sparkasse Rottal-Inn</text:p></table:table-cell></table:table-row><table:table-row table:style-name="Table5.1"><table:table-cell table:style-name="Table5.A2" office:value-type="string"><text:p text:style-name="MP14">BLZ 743 514 30</text:p></table:table-cell></table:table-row><table:table-row table:style-name="Table5.1"><table:table-cell table:style-name="Table5.A2" office:value-type="string"><text:p text:style-name="MP15"><text:span text:style-name="MT2">Kto.</text:span><text:span text:style-name="MT3"> 570 031 039</text:span></text:p></table:table-cell></table:table-row><table:table-row table:style-name="Table5.1"><table:table-cell table:style-name="Table5.A2" office:value-type="string"><text:p text:style-name="MP14">IBAN DE39 7435 1430 0570 0310 39</text:p></table:table-cell></table:table-row><table:table-row table:style-name="Table5.1"><table:table-cell table:style-name="Table5.A2" office:value-type="string"><text:p text:style-name="MP14">BIC BYLADEM1EGF</text:p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3">USt-IdNr.</text:p></table:table-cell></table:table-row><table:table-row table:style-name="Table5.1"><table:table-cell table:style-name="Table5.A2" office:value-type="string"><text:p text:style-name="MP14">DE811491345</text:p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3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3"/></table:table-cell></table:table-row><table:table-row table:style-name="Table5.1"><table:table-cell table:style-name="Table5.A2" office:value-type="string"><text:p text:style-name="MP13"/></table:table-cell></table:table-row><table:table-row table:style-name="Table5.1"><table:table-cell table:style-name="Table5.A2" office:value-type="string"><text:p text:style-name="MP16"/></table:table-cell></table:table-row><table:table-row table:style-name="Table5.1"><table:table-cell table:style-name="Table5.A2" office:value-type="string"><text:p text:style-name="MP17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4"/></table:table-cell></table:table-row><table:table-row table:style-name="Table5.1"><table:table-cell table:style-name="Table5.A2" office:value-type="string"><text:p text:style-name="MP18"/></table:table-cell></table:table-row></table:table><text:p text:style-name="MP19"/></draw:text-box></draw:frame></text:p>
      </style:header>
      <style:header-first>
        <text:p text:style-name="MP5"><draw:frame draw:style-name="Mfr4" draw:name="Image3" text:anchor-type="paragraph" svg:x="4.7252in" svg:y="10.5098in" svg:width="1.8457in" svg:height="0.5909in" draw:z-index="4"><draw:image xlink:href="Pictures/1000020100000535000001AB92037766.png" xlink:type="simple" xlink:show="embed" xlink:actuate="onLoad"/></draw:frame><draw:frame draw:style-name="Mfr5" draw:name="2" text:anchor-type="char" svg:x="5.2528in" svg:y="-0.1043in" svg:width="1.9134in" svg:height="11.0075in" draw:z-index="2"><draw:text-box><table:table table:name="Table9" table:style-name="Table9"><table:table-column table:style-name="Table9.A"/><table:table-row table:style-name="Table9.1"><table:table-cell table:style-name="Table9.A1" office:value-type="string"><text:p text:style-name="MP6"><draw:frame draw:style-name="Mfr4" draw:name="Image2" text:anchor-type="paragraph" svg:x="-2.8445in" svg:y="0.6437in" svg:width="4.1701in" svg:height="1.0547in" draw:z-index="3"><draw:image xlink:href="Pictures/1000020100000695000001ABEE59FB27.png" xlink:type="simple" xlink:show="embed" xlink:actuate="onLoad"/></draw:frame></text:p></table:table-cell></table:table-row><table:table-row table:style-name="Table9.2"><table:table-cell table:style-name="Table9.A2" office:value-type="string"><text:p text:style-name="MP7"/><text:p text:style-name="MP7"/><text:p text:style-name="MP7"/><text:p text:style-name="MP7"/><text:p text:style-name="MP7"/><text:p text:style-name="MP7"/><text:p text:style-name="MP7"/><text:p text:style-name="MP7"/></table:table-cell></table:table-row><table:table-row table:style-name="Table9.1"><table:table-cell table:style-name="Table9.A2" office:value-type="string"><text:p text:style-name="MP8"/></table:table-cell></table:table-row><table:table-row table:style-name="Table9.1"><table:table-cell table:style-name="Table9.A2" office:value-type="string"><text:p text:style-name="MP8"><text:span text:style-name="MT4">Incentergy </text:span>GmbH</text:p></table:table-cell></table:table-row><table:table-row table:style-name="Table9.1"><table:table-cell table:style-name="Table9.A2" office:value-type="string"><text:p text:style-name="MP20">Schenkendorfstr. 3</text:p></table:table-cell></table:table-row><table:table-row table:style-name="Table9.1"><table:table-cell table:style-name="Table9.A2" office:value-type="string"><text:p text:style-name="MP8"><text:span text:style-name="MT4">56068</text:span> <text:span text:style-name="MT4">Koblenz</text:span></text:p></table:table-cell></table:table-row><table:table-row table:style-name="Table9.1"><table:table-cell table:style-name="Table9.A2" office:value-type="string"><text:p text:style-name="MP9"/></table:table-cell></table:table-row><table:table-row table:style-name="Table9.1"><table:table-cell table:style-name="Table9.A2" office:value-type="string"><text:p text:style-name="MP10">Telefon<text:tab/><text:span text:style-name="MT4">0173</text:span> <text:span text:style-name="MT4">6322621</text:span></text:p></table:table-cell></table:table-row><table:table-row table:style-name="Table9.1"><table:table-cell table:style-name="Table9.A2" office:value-type="string"><text:p text:style-name="MP10"/></table:table-cell></table:table-row><table:table-row table:style-name="Table9.1"><table:table-cell table:style-name="Table9.A2" office:value-type="string"><text:p text:style-name="MP11"><text:span text:style-name="MT5">i</text:span>nfo@<text:span text:style-name="MT4">incentergy</text:span>.de</text:p></table:table-cell></table:table-row><table:table-row table:style-name="Table9.1"><table:table-cell table:style-name="Table9.A2" office:value-type="string"><text:p text:style-name="MP11"><text:a xlink:type="simple" xlink:href="http://www.incentergy.de/">http://</text:a><text:a xlink:type="simple" xlink:href="http://www.incentergy.de/">www.</text:a><text:a xlink:type="simple" xlink:href="http://www.incentergy.de/"><text:span text:style-name="MT4">incentergy</text:span></text:a><text:a xlink:type="simple" xlink:href="http://www.incentergy.de/">.de</text:a></text:p></table:table-cell></table:table-row><table:table-row table:style-name="Table9.12"><table:table-cell table:style-name="Table9.A2" office:value-type="string"><text:p text:style-name="MP12"/><text:p text:style-name="MP12"/><text:p text:style-name="MP12"/><text:p text:style-name="MP12"/></table:table-cell></table:table-row><table:table-row table:style-name="Table9.13"><table:table-cell table:style-name="Table9.A2" office:value-type="string"><text:p text:style-name="MP13">Geschäftsführer</text:p></table:table-cell></table:table-row><table:table-row table:style-name="Table9.1"><table:table-cell table:style-name="Table9.A2" office:value-type="string"><text:p text:style-name="MP21">Manuel Blechschmidt</text:p></table:table-cell></table:table-row><table:table-row table:style-name="Table9.1"><table:table-cell table:style-name="Table9.A2" office:value-type="string"><text:p text:style-name="MP22">CMO</text:p></table:table-cell></table:table-row><table:table-row table:style-name="Table9.1"><table:table-cell table:style-name="Table9.A2" office:value-type="string"><text:p text:style-name="MP21">Zino Soyka</text:p></table:table-cell></table:table-row><table:table-row table:style-name="Table9.1"><table:table-cell table:style-name="Table9.A2" office:value-type="string"><text:p text:style-name="MP14"/></table:table-cell></table:table-row><table:table-row table:style-name="Table9.1"><table:table-cell table:style-name="Table9.A2" office:value-type="string"><text:p text:style-name="MP13">Sitz der Gesellschaft</text:p></table:table-cell></table:table-row><table:table-row table:style-name="Table9.1"><table:table-cell table:style-name="Table9.A2" office:value-type="string"><text:p text:style-name="MP21">56068 Koblenz</text:p></table:table-cell></table:table-row><table:table-row table:style-name="Table9.1"><table:table-cell table:style-name="Table9.A2" office:value-type="string"><text:p text:style-name="MP14">Amtsgericht <text:span text:style-name="MT7">Koblenz</text:span> HRB <text:span text:style-name="MT7">24711</text:span></text:p></table:table-cell></table:table-row><table:table-row table:style-name="Table9.1"><table:table-cell table:style-name="Table9.A2" office:value-type="string"><text:p text:style-name="MP14"/></table:table-cell></table:table-row><table:table-row table:style-name="Table9.1"><table:table-cell table:style-name="Table9.A2" office:value-type="string"><text:p text:style-name="MP14"/></table:table-cell></table:table-row><table:table-row table:style-name="Table9.1"><table:table-cell table:style-name="Table9.A2" office:value-type="string"><text:p text:style-name="MP13"/></table:table-cell></table:table-row><table:table-row table:style-name="Table9.1"><table:table-cell table:style-name="Table9.A2" office:value-type="string"><text:p text:style-name="MP21"><text:s/></text:p></table:table-cell></table:table-row><table:table-row table:style-name="Table9.1"><table:table-cell table:style-name="Table9.A2" office:value-type="string"><text:p text:style-name="MP23"/></table:table-cell></table:table-row><table:table-row table:style-name="Table9.1"><table:table-cell table:style-name="Table9.A2" office:value-type="string"><text:p text:style-name="MP23"><text:s/></text:p></table:table-cell></table:table-row><table:table-row table:style-name="Table9.1"><table:table-cell table:style-name="Table9.A2" office:value-type="string"><text:p text:style-name="MP24"/></table:table-cell></table:table-row><table:table-row table:style-name="Table9.1"><table:table-cell table:style-name="Table9.A2" office:value-type="string"><text:p text:style-name="MP25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27"/></table:table-cell></table:table-row><table:table-row table:style-name="Table9.1"><table:table-cell table:style-name="Table9.A2" office:value-type="string"><text:p text:style-name="MP28"/></table:table-cell></table:table-row><table:table-row table:style-name="Table9.1"><table:table-cell table:style-name="Table9.A2" office:value-type="string"><text:p text:style-name="MP29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30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26"/></table:table-cell></table:table-row><table:table-row table:style-name="Table9.1"><table:table-cell table:style-name="Table9.A2" office:value-type="string"><text:p text:style-name="MP30"/></table:table-cell></table:table-row><table:table-row table:style-name="Table9.1"><table:table-cell table:style-name="Table9.A2" office:value-type="string"><text:p text:style-name="MP13"/></table:table-cell></table:table-row><table:table-row table:style-name="Table9.1"><table:table-cell table:style-name="Table9.A2" office:value-type="string"><text:p text:style-name="MP16"/></table:table-cell></table:table-row><table:table-row table:style-name="Table9.1"><table:table-cell table:style-name="Table9.A2" office:value-type="string"><text:p text:style-name="MP17"/></table:table-cell></table:table-row><table:table-row table:style-name="Table9.1"><table:table-cell table:style-name="Table9.A2" office:value-type="string"><text:p text:style-name="MP14"/></table:table-cell></table:table-row><table:table-row table:style-name="Table9.1"><table:table-cell table:style-name="Table9.A2" office:value-type="string"><text:p text:style-name="MP14"/></table:table-cell></table:table-row><table:table-row table:style-name="Table9.1"><table:table-cell table:style-name="Table9.A2" office:value-type="string"><text:p text:style-name="MP18"/></table:table-cell></table:table-row></table:table><text:p text:style-name="MP19"/></draw:text-box></draw:frame></text:p>
      </style:header-first>
      <style:footer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MP31"><draw:frame draw:style-name="Mfr6" draw:name="Grafik 12" text:anchor-type="char" svg:x="1.8311in" svg:y="-0.0465in" svg:width="0.4528in" svg:height="0.5591in" draw:z-index="0"><draw:image xlink:href="Pictures/100000000000010C0000014B7102C69B.jpg" xlink:type="simple" xlink:show="embed" xlink:actuate="onLoad"/></draw:frame></text:p>
              <text:p text:style-name="MP32"/>
              <text:p text:style-name="MP31"/>
            </table:table-cell>
          </table:table-row>
        </table:table>
        <text:p text:style-name="MP33"/>
      </style:footer>
      <style:footer-first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31"/>
              <text:p text:style-name="MP32"/>
              <text:p text:style-name="MP31"/>
            </table:table-cell>
          </table:table-row>
        </table:table>
        <text:p text:style-name="MP3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nstige Korrespondenz</dc:title>
    <meta:editing-cycles>11</meta:editing-cycles>
    <meta:creation-date>2016-01-10T11:51:10.952158787</meta:creation-date>
    <meta:editing-duration>PT27M14S</meta:editing-duration>
    <meta:generator>LibreOffice/4.2.8.2$Linux_X86_64 LibreOffice_project/420m0$Build-2</meta:generator>
    <meta:initial-creator>Manuel Blechschmidt</meta:initial-creator>
    <dc:date>2016-02-06T19:31:04.561382847</dc:date>
    <dc:creator>Manuel Blechschmidt</dc:creator>
    <meta:document-statistic meta:table-count="6" meta:image-count="6" meta:object-count="0" meta:page-count="3" meta:paragraph-count="68" meta:word-count="524" meta:character-count="4120" meta:non-whitespace-character-count="3650"/>
    <meta:user-defined meta:name="AppVersion">15.0000</meta:user-defined>
    <meta:user-defined meta:name="Company">LB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